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style:font-name="Times New Roman" officeooo:rsid="0013fa24" officeooo:paragraph-rsid="0013fa24"/>
    </style:style>
    <style:style style:name="P2" style:family="paragraph" style:parent-style-name="Standard">
      <style:paragraph-properties fo:text-align="start" style:justify-single-word="false"/>
      <style:text-properties style:font-name="Times New Roman" officeooo:rsid="0013fa24" officeooo:paragraph-rsid="0013fa24"/>
    </style:style>
    <style:style style:name="P3" style:family="paragraph" style:parent-style-name="Standard">
      <style:paragraph-properties fo:text-align="start" style:justify-single-word="false"/>
      <style:text-properties style:font-name="Times New Roman" officeooo:rsid="0013fa24" officeooo:paragraph-rsid="001bb0aa"/>
    </style:style>
    <style:style style:name="P4" style:family="paragraph" style:parent-style-name="Standard">
      <style:paragraph-properties fo:text-align="start" style:justify-single-word="false"/>
      <style:text-properties style:font-name="Times New Roman" officeooo:rsid="0013fa24" officeooo:paragraph-rsid="001f983d"/>
    </style:style>
    <style:style style:name="P5" style:family="paragraph" style:parent-style-name="Standard">
      <style:paragraph-properties fo:text-align="center" style:justify-single-word="false"/>
      <style:text-properties style:font-name="Times New Roman" officeooo:rsid="0013fa24" officeooo:paragraph-rsid="0013fa24"/>
    </style:style>
    <style:style style:name="P6" style:family="paragraph" style:parent-style-name="Standard">
      <style:paragraph-properties fo:text-align="center" style:justify-single-word="false"/>
      <style:text-properties style:font-name="Times New Roman" fo:font-weight="bold" officeooo:rsid="001a4760" officeooo:paragraph-rsid="001a4760" style:font-weight-asian="bold" style:font-weight-complex="bold"/>
    </style:style>
    <style:style style:name="P7" style:family="paragraph" style:parent-style-name="Standard">
      <style:paragraph-properties fo:text-align="start" style:justify-single-word="false"/>
      <style:text-properties style:font-name="Times New Roman" fo:font-weight="bold" officeooo:rsid="0013fa24" officeooo:paragraph-rsid="001f983d" style:font-weight-asian="bold" style:font-weight-complex="bold"/>
    </style:style>
    <style:style style:name="P8" style:family="paragraph" style:parent-style-name="Standard">
      <style:paragraph-properties fo:text-align="start" style:justify-single-word="false"/>
      <style:text-properties style:font-name="Times New Roman" fo:font-weight="bold" officeooo:rsid="001b789b" officeooo:paragraph-rsid="001b789b" style:font-weight-asian="bold" style:font-weight-complex="bold"/>
    </style:style>
    <style:style style:name="P9" style:family="paragraph" style:parent-style-name="Standard">
      <style:paragraph-properties fo:text-align="start" style:justify-single-word="false"/>
      <style:text-properties style:font-name="Times New Roman" fo:font-weight="bold" officeooo:rsid="001b789b" officeooo:paragraph-rsid="001e4f4f" style:font-weight-asian="bold" style:font-weight-complex="bold"/>
    </style:style>
    <style:style style:name="P10" style:family="paragraph" style:parent-style-name="Standard">
      <style:paragraph-properties fo:text-align="start" style:justify-single-word="false"/>
      <style:text-properties style:font-name="Times New Roman" officeooo:rsid="001ac358" officeooo:paragraph-rsid="001ac358"/>
    </style:style>
    <style:style style:name="P11" style:family="paragraph" style:parent-style-name="Standard">
      <style:paragraph-properties fo:text-align="start" style:justify-single-word="false"/>
      <style:text-properties style:font-name="Times New Roman" officeooo:rsid="001b4fbc" officeooo:paragraph-rsid="001b4fbc"/>
    </style:style>
    <style:style style:name="P12" style:family="paragraph" style:parent-style-name="Standard">
      <style:paragraph-properties fo:text-align="start" style:justify-single-word="false"/>
      <style:text-properties style:font-name="Times New Roman" officeooo:rsid="001b789b" officeooo:paragraph-rsid="001b789b"/>
    </style:style>
    <style:style style:name="P13" style:family="paragraph" style:parent-style-name="Standard">
      <style:paragraph-properties fo:text-align="start" style:justify-single-word="false"/>
      <style:text-properties style:font-name="Times New Roman" officeooo:rsid="001f983d" officeooo:paragraph-rsid="001f983d"/>
    </style:style>
    <style:style style:name="P14" style:family="paragraph" style:parent-style-name="Standard">
      <style:paragraph-properties fo:text-align="start" style:justify-single-word="false"/>
      <style:text-properties style:font-name="Times New Roman" officeooo:rsid="001f983d" officeooo:paragraph-rsid="001ff455"/>
    </style:style>
    <style:style style:name="P15" style:family="paragraph" style:parent-style-name="Standard">
      <style:paragraph-properties fo:text-align="start" style:justify-single-word="false"/>
      <style:text-properties style:font-name="Times New Roman" officeooo:rsid="001f983d" officeooo:paragraph-rsid="002157ad"/>
    </style:style>
    <style:style style:name="P16" style:family="paragraph" style:parent-style-name="Standard">
      <style:text-properties style:font-name="Times New Roman" officeooo:rsid="00235143" officeooo:paragraph-rsid="00235143"/>
    </style:style>
    <style:style style:name="P17" style:family="paragraph" style:parent-style-name="Standard">
      <style:text-properties officeooo:paragraph-rsid="0013fa24"/>
    </style:style>
    <style:style style:name="T1" style:family="text">
      <style:text-properties fo:font-weight="bold" style:font-weight-asian="bold" style:font-weight-complex="bold"/>
    </style:style>
    <style:style style:name="T2" style:family="text">
      <style:text-properties officeooo:rsid="001a4760"/>
    </style:style>
    <style:style style:name="T3" style:family="text">
      <style:text-properties style:font-name="Times New Roman" officeooo:rsid="0013fa24"/>
    </style:style>
    <style:style style:name="T4" style:family="text">
      <style:text-properties style:font-name="Times New Roman" officeooo:rsid="001a4760"/>
    </style:style>
    <style:style style:name="T5" style:family="text">
      <style:text-properties style:font-name="Times New Roman"/>
    </style:style>
    <style:style style:name="T6" style:family="text">
      <style:text-properties style:font-name="Times New Roman" officeooo:rsid="001a4760"/>
    </style:style>
    <style:style style:name="T7" style:family="text">
      <style:text-properties fo:font-weight="normal" style:font-weight-asian="normal" style:font-weight-complex="normal"/>
    </style:style>
    <style:style style:name="T8" style:family="text">
      <style:text-properties fo:font-weight="normal" officeooo:rsid="001e4f4f" style:font-weight-asian="normal" style:font-weight-complex="normal"/>
    </style:style>
    <style:style style:name="T9" style:family="text">
      <style:text-properties officeooo:rsid="001bb0aa"/>
    </style:style>
    <style:style style:name="T10" style:family="text">
      <style:text-properties officeooo:rsid="001d7059"/>
    </style:style>
    <style:style style:name="T11" style:family="text">
      <style:text-properties officeooo:rsid="001ff455"/>
    </style:style>
    <style:style style:name="T12" style:family="text">
      <style:text-properties officeooo:rsid="002157ad"/>
    </style:style>
    <style:style style:name="T13" style:family="text">
      <style:text-properties officeooo:rsid="0022ecb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3">Name</text:span><text:span text:style-name="T4">s</text:span><text:span text:style-name="T3">: </text:span><text:span text:style-name="T4">Robin </text:span><text:span text:style-name="T5">Singh, </text:span><text:span text:style-name="T4">Jose Alex Colon</text:span></text:p>
      <text:p text:style-name="P1">Date: <text:span text:style-name="T2">12/15/2023</text:span></text:p>
      <text:p text:style-name="P16">CPE 301</text:p>
      <text:p text:style-name="P6">Final Project Overview</text:p>
      <text:p text:style-name="P5"/>
      <text:p text:style-name="P4"><text:span text:style-name="T1">Experimental Design:</text:span> </text:p>
      <text:p text:style-name="P4"/>
      <text:p text:style-name="P4"><text:span text:style-name="T10"><text:tab/>This project entailed the conceptual construction of a swamp cooler. </text:span><text:span text:style-name="T9">A circuit was built that was comprised of a temperature and humidity sensor, a water level sensor, a real time clock and LCD (used for reporting a change of states), stepper motor and DC motor for operating vent position and a fan for cooling, a multicolored LED used for signaling the current state as well as several buttons for “start”, “stop” and “reset”.</text:span></text:p>
      <text:p text:style-name="P3"/>
      <text:p text:style-name="P13"><text:tab/>In the Disabled state a yellow LED is on until the “start” button is pressed. When the “start” button is pressed the system goes into the Idle state where the green LED goes on. </text:p>
      <text:p text:style-name="P14"><text:tab/></text:p>
      <text:p text:style-name="P14"><text:tab/>In the Idle state the temperature and water level are frequently checked. <text:span text:style-name="T11">If the water level is too low an error message is displayed on the LCD. If the temperature is below 15 C, the system remains in the Idle state. If the temperature is above 16 C, the system goes into the Running state. </text:span></text:p>
      <text:p text:style-name="P14"/>
      <text:p text:style-name="P15"><text:tab/><text:span text:style-name="T12">In the Running state a blue LED is displayed. </text:span>In the <text:span text:style-name="T12">Running</text:span> state the temperature and water level are frequently checked. <text:span text:style-name="T11">If the water level is too low an error message is displayed on the LCD.</text:span><text:span text:style-name="T12"> If the temperature falls below 15 C, the system goes back tho the Idle state. Pushing the “stop” button puts the system back into the Disabled state.</text:span></text:p>
      <text:p text:style-name="P15"/>
      <text:p text:style-name="P15"><text:tab/><text:span text:style-name="T13">In the Error state, pushing the “stop” button put the system back into the Disabled state. Pushing the “reset” button puts the system into the Idle state.</text:span></text:p>
      <text:p text:style-name="P7"/>
      <text:p text:style-name="P9">Operating Temperatures: <text:span text:style-name="T8">S</text:span><text:span text:style-name="T7">ystem is on &gt;</text:span><text:span text:style-name="T8">= 16 Celcius, </text:span><text:span text:style-name="T7">below </text:span><text:span text:style-name="T8">15 Celsius</text:span><text:span text:style-name="T7">, system is off. </text:span></text:p>
      <text:p text:style-name="P8">Water level low<text:span text:style-name="T7"> (Error message): System is off</text:span></text:p>
      <text:p text:style-name="P8">Power Requirements: <text:span text:style-name="T7">5 V</text:span></text:p>
      <text:p text:style-name="P2"/>
      <text:p text:style-name="P12"><text:span text:style-name="T1">References:</text:span></text:p>
      <text:p text:style-name="P12"><text:span text:style-name="T1"/></text:p>
      <text:p text:style-name="P10">LCD <text:a xlink:type="simple" xlink:href="https://datasheetspdf.com/datasheet/LCM1602A.html" text:style-name="Internet_20_link" text:visited-style-name="Visited_20_Internet_20_Link">https://datasheetspdf.com/datasheet/LCM1602A.html</text:a></text:p>
      <text:p text:style-name="P10">DHT11 <text:a xlink:type="simple" xlink:href="https://components101.com/sensors/dht11-temperature-sensor" text:style-name="Internet_20_link" text:visited-style-name="Visited_20_Internet_20_Link">https://components101.com/sensors/dht11-temperature-sensor</text:a></text:p>
      <text:p text:style-name="P10">Real Time Clock <text:a xlink:type="simple" xlink:href="https://www.analog.com/media/en/technical-documentation/data-sheets/ds3231.pdf" text:style-name="Internet_20_link" text:visited-style-name="Visited_20_Internet_20_Link">https://www.analog.com/media/en/technical-documentation/data-sheets/ds3231.pdf</text:a></text:p>
      <text:p text:style-name="P10">Water Level Sensor <text:a xlink:type="simple" xlink:href="http://shop.alsrobot.com/wiki/index.php/(SKU:RB-02S048)Water_Sensor" text:style-name="Internet_20_link" text:visited-style-name="Visited_20_Internet_20_Link">http://shop.alsrobot.com/wiki/index.php/(SKU:RB-02S048)Water_Sensor</text:a></text:p>
      <text:p text:style-name="P10">Stepper Motor Driver <text:a xlink:type="simple" xlink:href="https://www.electronicoscaldas.com/datasheet/ULN2003A-PCB.pdf" text:style-name="Internet_20_link" text:visited-style-name="Visited_20_Internet_20_Link">https://www.electronicoscaldas.com/datasheet/ULN2003A-PCB.pdf</text:a></text:p>
      <text:p text:style-name="P10">DC Motor Driver <text:a xlink:type="simple" xlink:href="https://www.ti.com/document-viewer/l293d/datasheet" text:style-name="Internet_20_link" text:visited-style-name="Visited_20_Internet_20_Link">https://www.ti.com/document-viewer/l293d/datasheet</text:a></text:p>
      <text:p text:style-name="P10">Stepper Motor <text:a xlink:type="simple" xlink:href="https://www.mouser.com/datasheet/2/758/stepd-01-data-sheet-1143075.pdf" text:style-name="Internet_20_link" text:visited-style-name="Visited_20_Internet_20_Link">https://www.mouser.com/datasheet/2/758/stepd-01-data-sheet-1143075.pdf</text:a></text:p>
      <text:p text:style-name="P10">DC Motor <text:a xlink:type="simple" xlink:href="https://www.adafruit.com/product/711" text:style-name="Internet_20_link" text:visited-style-name="Visited_20_Internet_20_Link">https://www.adafruit.com/product/711</text:a></text:p>
      <text:p text:style-name="P11">Button <text:a xlink:type="simple" xlink:href="https://einstronic.com/product/tactile-push-button-6x6xh5-red/" text:style-name="Internet_20_link" text:visited-style-name="Visited_20_Internet_20_Link">https://einstronic.com/product/tactile-push-button-6x6xh5-red/</text:a> </text:p>
      <text:p text:style-name="P11">RGB LED <text:a xlink:type="simple" xlink:href="https://www.kingbright.com/attachments/file/psearch/000/00/20160808bak/L-154A4SURKQBDZGC(Ver.12A).pdf" text:style-name="Internet_20_link" text:visited-style-name="Visited_20_Internet_20_Link">https://www.kingbright.com/attachments/file/psearch/000/00/20160808bak/L-154A4SURKQBDZGC(Ver.12A).pdf</text:a></text:p>
      <text:p text:style-name="P11"/>
      <text:p text:style-name="P11"/>
      <text:p text:style-name="P11"/>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12T11:14:06.556000000</meta:creation-date>
    <meta:generator>LibreOffice/7.6.1.2$Windows_X86_64 LibreOffice_project/f5defcebd022c5bc36bbb79be232cb6926d8f674</meta:generator>
    <dc:date>2023-12-15T16:12:13.760000000</dc:date>
    <meta:editing-duration>PT6H12M4S</meta:editing-duration>
    <meta:editing-cycles>18</meta:editing-cycles>
    <meta:document-statistic meta:table-count="0" meta:image-count="0" meta:object-count="0" meta:page-count="1" meta:paragraph-count="25" meta:word-count="325" meta:character-count="2421" meta:non-whitespace-character-count="2109"/>
  </office:meta>
</office:document-meta>
</file>